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ef75" officeooo:paragraph-rsid="000eef75" style:font-weight-asian="bold" style:font-weight-complex="bold"/>
    </style:style>
    <style:style style:name="P2" style:family="paragraph" style:parent-style-name="Standard">
      <style:text-properties fo:font-weight="normal" officeooo:rsid="000eef75" officeooo:paragraph-rsid="000eef75" style:font-weight-asian="normal" style:font-weight-complex="normal"/>
    </style:style>
    <style:style style:name="P3" style:family="paragraph" style:parent-style-name="Standard">
      <style:text-properties fo:font-weight="normal" officeooo:rsid="000eef75" officeooo:paragraph-rsid="00171f96" style:font-weight-asian="normal" style:font-weight-complex="normal"/>
    </style:style>
    <style:style style:name="P4" style:family="paragraph" style:parent-style-name="Standard">
      <style:text-properties fo:font-weight="bold" officeooo:rsid="000eef75" officeooo:paragraph-rsid="000eef75" style:font-weight-asian="bold" style:font-weight-complex="bold"/>
    </style:style>
    <style:style style:name="P5" style:family="paragraph" style:parent-style-name="Standard">
      <style:text-properties fo:font-weight="normal" officeooo:rsid="000eef75" officeooo:paragraph-rsid="000eef75"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3454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p text:style-name="Standard"/>
      <text:p text:style-name="Standard">Historia del transporte marítimo. Transporte marítimo de mercancías. Logística.\</text:p>
      <text:p text:style-name="Standard">Comercio mundial, nodos y puertos marítimos.\</text:p>
      <text:p text:style-name="Standard">La importancia económica y geopolítica del transporte fue reconocida de forma muy temprana. Desde la Antigüedad el transporte marítimo ha sido la forma más común de transporte de cargamentos y personas y, una ventaja, que no se transformaría realmente hasta la llegada de la Revolución Industrial. Los grandes imperios comerciales se establecieron a partir de la conformación de redes comerciales a nivel oceánico. A partir del siglo XIII comenzaron importantes redes regionales de comercio marítimo (el Mediterráneo Occidental, la Liga Hanseática en el Mar del Norte y el Báltico), el descubrimiento de los patrones de viento circulares en el Atlántico Norte por parte de los navegantes portugueses en la primera mitad del siglo XV marcaron el inicio de la expansión colonial europea. Estos estudios perimitieron el desarrollo de rutas comerciales confiables y de larga distancia. Por otro lado, a partir del siglo XIX, el avance en los materiales de construcción como el diseño monocasco o las juntas de acero, permitieron un aumento en la velocidad de las naves de un 50 por ciento [Revisar el simbolo] entre 1750 y 1830. Más adelante sería la entrada en el mercado de los barcos de vapor.\</text:p>
      <text:p text:style-name="Standard"/>
      <text:p text:style-name="Standard">El primer barco que transportaba contenedores data de 1956 cuando el Ideal-X [citar: Source: Maersk/SeaLand.] zarpó de Nueva York rumbo a Houston y dio inicio a la era de la contenerización que se empezó a consolidar a partir de la era post-fordista (a partir de la década de 1970). Esta contenerización permitió un ahorro de tiempo en la carga y descarga en puertos de entre el 50 -por ciento- y el 70 -por ciento-. A nivel de valor, la carga y descarga de un contenedor costaba de media 15 centavos frente a los 5 dólares americanos de un buque mercante tradicional. En 1960, la Autoridad Portuaria de Nueva York y Nueva Jersey vislumbraron el potencial de la contenerización y mandaron construir la primera terminal especializada en carga y descarga de contenedores próxima al Puerto de Newark (Port Elizabeth Marine Terminal) [citar]. A partir de la década de 1980, los servicios especializados de barcos contenedores se convirtieron en el estándar dominante del comercio mundial, transformando la industria marítima. La revolución del contenedor fue concomitante a los procesos de globalización que se darían en las décadas posteriores: participando en el transporte de bienes manufacturados, componentes y materias primas.\</text:p>
      <text:p text:style-name="Standard"/>
      <text:p text:style-name="Standard">- citar a [Source: adapted from D.M. Bernhofen, Z. El-Sahli and R. Kneller (2013) Estimating the Effects of the Container Revolution on World Trade, Lund University, Department of Economics, Working Paper 2013:4.]\</text:p>
      <text:p text:style-name="Standard"/>
      <text:p text:style-name="Standard">Tráfico de productos ilegales. Qué se considera como droga. La lucha contra el narcotráfico.\</text:p>
      <text:p text:style-name="Standard">¿Cómo se mide la cantidad de mercancías? En containers (TEU), en tonelaje total transportado, en</text:p>
      <text:p text:style-name="Standard">cuantía del valor de la mercancía. ¿Cuál se adaptará mejor al problema a modelar?\</text:p>
      <text:p text:style-name="P1"/>
      <text:p text:style-name="P2"/>
      <text:p text:style-name="P2">// Guerras del opio y posible entrada de precursores desde China. Estados Unidos como principal demanda en el mercado. Origen y desarrollo de las triadas chinas.</text:p>
      <text:p text:style-name="P2"/>
      <text:p text:style-name="P3">// Flujos comerciales: un problema de divergencias. Rutas coloniales históricas: Compañía neerlandesa de las Indias Orientales. Los puertos con mayor volumen de tráfico (en los últimos meses y en los últimos años). NAFTA. Manufacturas, Áreas Metropolitanas Globales, Índice Logístico(*).</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20:09.174134694</meta:creation-date>
    <meta:editing-duration>PT46M52S</meta:editing-duration>
    <meta:editing-cycles>2</meta:editing-cycles>
    <meta:generator>LibreOffice/7.3.7.2$Linux_X86_64 LibreOffice_project/30$Build-2</meta:generator>
    <dc:date>2025-03-06T12:13:06.220445468</dc:date>
    <meta:document-statistic meta:table-count="0" meta:image-count="0" meta:object-count="0" meta:page-count="1" meta:paragraph-count="11" meta:word-count="545" meta:character-count="3493" meta:non-whitespace-character-count="2959"/>
  </office:meta>
</office:document-meta>
</file>